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8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標楷體7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paragraph-properties style:writing-mode="lr-tb"/>
    </style:style>
    <style:style style:name="pr5" style:family="presentation" style:parent-style-name="Vivid1-outline1">
      <style:graphic-properties fo:min-height="3.2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2-subtitle">
      <style:graphic-properties draw:fill-color="#ffffff" draw:auto-grow-height="true" fo:min-height="12.75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.371cm" fo:text-align="start" fo:text-indent="0cm">
        <style:tab-stops/>
      </style:paragraph-properties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use-window-font-color="true" loext:opacity="0%" style:text-outline="false" style:text-line-through-style="none" style:text-line-through-type="none" style:font-name="標楷體4" fo:font-size="24pt" fo:font-style="normal" fo:text-shadow="none" style:text-underline-style="solid" style:text-underline-width="auto" style:text-underline-color="font-color" fo:font-weight="normal" style:letter-kerning="true" style:font-name-asian="標楷體4" style:font-size-asian="36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標楷體4" fo:font-size="24pt" fo:font-style="normal" fo:text-shadow="none" style:text-underline-style="none" fo:font-weight="normal" style:letter-kerning="true" style:font-name-asian="標楷體4" style:font-size-asian="36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標楷體4" fo:font-size="45pt" fo:font-style="normal" fo:text-shadow="none" style:text-underline-style="none" fo:font-weight="normal" style:letter-kerning="true" style:font-name-asian="標楷體8" style:font-size-asian="60pt" style:language-asian="zh" style:country-asian="TW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標楷體4" fo:font-size="24pt" fo:font-style="normal" fo:text-shadow="none" style:text-underline-style="none" fo:font-weight="normal" style:letter-kerning="true" style:font-name-asian="標楷體4" style:font-size-asian="32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標楷體4" fo:font-size="24pt" fo:font-style="normal" fo:text-shadow="none" style:text-underline-style="solid" style:text-underline-width="auto" style:text-underline-color="font-color" fo:font-weight="normal" style:letter-kerning="true" style:font-name-asian="標楷體4" style:font-size-asian="32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恐龍谷大冒險<text:line-break/>Dinosaurs Before Dark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50112　鍾定栩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我為何要介紹這本書</text:p>
          </draw:text-box>
        </draw:frame>
        <draw:frame presentation:style-name="pr5" draw:text-style-name="P5" draw:layer="layout" svg:width="25cm" svg:height="9.75cm" svg:x="1.5cm" svg:y="4cm" presentation:class="outline" presentation:user-transformed="true">
          <draw:text-box>
            <text:list text:style-name="L2">
              <text:list-item>
                <text:p>我覺得這本書很好看，因為這本書有一些關於「恐龍」的知識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這本書主要角色</text:p>
          </draw:text-box>
        </draw:frame>
        <draw:frame presentation:style-name="pr8" draw:text-style-name="P5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1">傑克</text:span>：喜歡看書、探險，擅長做筆記，且臨危不亂，能冷靜解決困難。</text:p>
              </text:list-item>
              <text:list-item>
                <text:p><text:span text:style-name="T1">安妮</text:span>：常假設一些問題，這些問題也常使<text:span text:style-name="T1">傑克</text:span><text:span text:style-name="T2">深思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故事起因</text:p>
          </draw:text-box>
        </draw:frame>
        <draw:frame presentation:style-name="pr8" draw:text-style-name="P5" draw:layer="layout" svg:width="25cm" svg:height="9.75cm" svg:x="1.5cm" svg:y="4cm" presentation:class="outline">
          <draw:text-box>
            <text:list text:style-name="L2">
              <text:list-item>
                <text:p>故事一開始，<text:span text:style-name="T1">傑克</text:span><text:span text:style-name="T2">和</text:span><text:span text:style-name="T1">安妮</text:span>在<text:span text:style-name="T1">蛙溪鎮</text:span><text:span text:style-name="T2">樹林中發現了一個樹屋，裡面裝滿了書，但他們並不知道裡面藏了魔法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故事經過</text:p>
          </draw:text-box>
        </draw:frame>
        <draw:frame presentation:style-name="pr8" draw:text-style-name="P7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1">傑克</text:span><text:span text:style-name="T2">和</text:span><text:span text:style-name="T1">安妮</text:span><text:span text:style-name="T2">在不知不覺中使用了</text:span><text:span text:style-name="T1">神奇樹屋</text:span><text:span text:style-name="T2">的魔法，</text:span><text:span text:style-name="T1">神奇樹屋</text:span><text:span text:style-name="T2">先讓他們看到了無齒翼龍，後來還把他們帶到了恐龍時代去，也讓他們看到了真實的「恐龍」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故事高潮</text:p>
          </draw:text-box>
        </draw:frame>
        <draw:frame presentation:style-name="pr8" draw:text-style-name="P7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3">傑克</text:span><text:span text:style-name="T4">和</text:span><text:span text:style-name="T3">安妮</text:span><text:span text:style-name="T4">去冒險，他們在看到暴龍時逃回樹屋，</text:span><text:span text:style-name="T3">傑克</text:span><text:span text:style-name="T4">卻發現他的東西還在對面</text:span><text:span text:style-name="T2">，於是他回去拿，還差點被吃掉，最後居然是坐上無齒翼龍回來的呢！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故事結局</text:p>
          </draw:text-box>
        </draw:frame>
        <draw:frame presentation:style-name="pr8" draw:text-style-name="P5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1">傑克</text:span><text:span text:style-name="T2">和</text:span><text:span text:style-name="T1">安妮</text:span>逃過暴龍的威脅後，回想他們來到這的方法，並使用相同的方法回到牠們的家——<text:span text:style-name="T1">蛙溪鎮</text:span><text:span text:style-name="T2">，然後他們便開心的跑步回家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我推薦這本書嗎？原因？</text:p>
          </draw:text-box>
        </draw:frame>
        <draw:frame presentation:style-name="pr8" draw:text-style-name="P5" draw:layer="layout" svg:width="25cm" svg:height="9.75cm" svg:x="1.5cm" svg:y="4cm" presentation:class="outline">
          <draw:text-box>
            <text:list text:style-name="L2">
              <text:list-item>
                <text:p>我很推薦這本書，因為這本書介紹了許多有關於「恐龍」的知識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0cm" svg:y="0.25cm" presentation:class="title" presentation:user-transformed="true">
          <draw:text-box>
            <text:list text:style-name="L2">
              <text:list-header>
                <text:p text:style-name="P8"><text:span text:style-name="T5">我想改寫的部分及原因</text:span></text:p>
              </text:list-header>
            </text:list>
          </draw:text-box>
        </draw:frame>
        <draw:frame presentation:style-name="pr8" draw:text-style-name="P5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8"><text:span text:style-name="T6">我希望可以把</text:span><text:span text:style-name="T7">傑克</text:span><text:span text:style-name="T6">搭無齒翼龍回來的那段改成他自己躲過暴龍，自己回來，這樣才比較有那種緊張的感覺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5cm" svg:height="2.75cm" svg:x="1.5cm" svg:y="0.25cm" presentation:class="title">
          <draw:text-box>
            <text:p>我最想請( )( )( )閱讀這本書，原因是？</text:p>
          </draw:text-box>
        </draw:frame>
        <draw:frame presentation:style-name="pr8" draw:text-style-name="P5" draw:layer="layout" svg:width="25cm" svg:height="9.75cm" svg:x="1.5cm" svg:y="4cm" presentation:class="outline">
          <draw:text-box>
            <text:list text:style-name="L2">
              <text:list-item>
                <text:p>我想請<text:span text:style-name="T1">周承煬</text:span><text:span text:style-name="T2">、</text:span><text:span text:style-name="T1">王澤睿</text:span><text:span text:style-name="T2">、</text:span><text:span text:style-name="T1">藍宇瑄</text:span><text:span text:style-name="T2">、</text:span><text:span text:style-name="T1">裘心穎</text:span><text:span text:style-name="T2">和</text:span><text:span text:style-name="T1">廖子瑜</text:span><text:span text:style-name="T2">閱讀這本書，因為我想讓</text:span><text:span text:style-name="T2">DA</text:span><text:span text:style-name="T2">的成員學到冒險這件事情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0" draw:layer="layout" svg:width="25cm" svg:height="12.751cm" svg:x="1.5cm" svg:y="0.75cm" presentation:class="subtitle">
          <draw:text-box>
            <text:p text:style-name="P9">我的報告到此結束，謝謝大家！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8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標楷體7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6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標楷體1" fo:font-family="標楷體" style:font-style-name="粗體" style:font-family-generic="script" style:font-pitch="fixed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1" style:font-family-asian="標楷體" style:font-style-name-asian="粗體" style:font-family-generic-asian="script" style:font-pitch-asian="fixed" style:font-size-asian="36pt" style:language-asian="zh" style:country-asian="TW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標楷體4" fo:font-family="標楷體" style:font-style-name="標準" style:font-family-generic="script" style:font-pitch="fixed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8" style:font-family-asian="標楷體" style:font-family-generic-asian="script" style:font-pitch-asian="fixed" style:font-size-asian="54pt" style:font-style-asian="normal" style:font-weight-asian="bold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552cm" fo:text-indent="0cm"/>
      <style:text-properties style:use-window-font-color="true" loext:opacity="0%" style:text-outline="false" style:text-line-through-style="none" style:text-line-through-type="none" style:font-name="標楷體4" fo:font-family="標楷體" style:font-style-name="標準" style:font-family-generic="script" style:font-pitch="fixed" fo:font-size="36pt" fo:font-style="normal" fo:text-shadow="none" style:text-underline-style="none" fo:font-weight="normal" style:letter-kerning="true" style:font-name-asian="標楷體4" style:font-family-asian="標楷體" style:font-style-name-asian="標準" style:font-family-generic-asian="script" style:font-pitch-asian="fixed" style:font-size-asian="36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標楷體1" fo:font-family="標楷體" style:font-style-name="粗體" style:font-family-generic="script" style:font-pitch="fixed" fo:font-size="32pt" fo:font-style="normal" fo:text-shadow="none" style:text-underline-style="none" fo:font-weight="bold" style:letter-kerning="true" style:font-name-asian="標楷體1" style:font-family-asian="標楷體" style:font-style-name-asian="粗體" style:font-family-generic-asian="script" style:font-pitch-asian="fixed" style:font-size-asian="32pt" style:language-asian="zh" style:country-asian="TW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標楷體4" fo:font-family="標楷體" style:font-style-name="標準" style:font-family-generic="script" style:font-pitch="fixed" fo:font-size="45pt" fo:font-style="normal" fo:text-shadow="none" style:text-underline-style="none" fo:font-weight="normal" style:letter-kerning="true" style:font-name-asian="標楷體8" style:font-family-asian="標楷體" style:font-family-generic-asian="script" style:font-pitch-asian="fixed" style:font-size-asian="60pt" style:language-asian="zh" style:country-asian="TW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標楷體4" fo:font-family="標楷體" style:font-style-name="標準" style:font-family-generic="script" style:font-pitch="fixed" fo:font-size="28pt" fo:font-style="normal" fo:text-shadow="none" style:text-underline-style="none" fo:font-weight="normal" style:letter-kerning="true" style:font-name-asian="標楷體8" style:font-family-asian="標楷體" style:font-family-generic-asian="script" style:font-pitch-asian="fixed" style:font-size-asian="36pt" style:language-asian="zh" style:country-asian="TW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0T17:17:12.637000000</meta:creation-date>
    <meta:editing-duration>PT1H2M56S</meta:editing-duration>
    <meta:editing-cycles>10</meta:editing-cycles>
    <meta:generator>LibreOffice/7.1.6.2$Windows_X86_64 LibreOffice_project/0e133318fcee89abacd6a7d077e292f1145735c3</meta:generator>
    <dc:title>Vivid</dc:title>
    <dc:date>2022-01-02T09:55:29.689000000</dc:date>
    <meta:document-statistic meta:object-count="87"/>
  </office:meta>
</office:document-meta>
</file>